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27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unique id</text:p>
          </table:table-cell>
          <table:table-cell office:value-type="string">
            <text:p><text:s/>instrument name</text:p>
          </table:table-cell>
          <table:table-cell table:style-name="Default" office:value-type="string">
            <text:p><text:s/>bid</text:p>
          </table:table-cell>
          <table:table-cell table:style-name="Default" office:value-type="string">
            <text:p><text:s/>ask</text:p>
          </table:table-cell>
          <table:table-cell office:value-type="string">
            <text:p>timestamp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EUR/USD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string">
            <text:p>01-06-2020 12:01:01:001</text:p>
          </table:table-cell>
        </table:table-row>
        <table:table-row table:style-name="ro1">
          <table:table-cell office:value-type="string">
            <text:p>…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EUR/JPY</text:p>
          </table:table-cell>
          <table:table-cell office:value-type="float" office:value="119.6">
            <text:p>119.6</text:p>
          </table:table-cell>
          <table:table-cell office:value-type="float" office:value="119.9">
            <text:p>119.9</text:p>
          </table:table-cell>
          <table:table-cell office:value-type="string">
            <text:p>01-06-2020 12:01:02:002</text:p>
          </table:table-cell>
        </table:table-row>
        <table:table-row table:style-name="ro1">
          <table:table-cell office:value-type="string">
            <text:p>…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GBP/USD</text:p>
          </table:table-cell>
          <table:table-cell office:value-type="float" office:value="1.25">
            <text:p>1.25</text:p>
          </table:table-cell>
          <table:table-cell office:value-type="float" office:value="1.256">
            <text:p>1.256</text:p>
          </table:table-cell>
          <table:table-cell office:value-type="string">
            <text:p>01-06-2020 12:01:02:002</text:p>
          </table:table-cell>
        </table:table-row>
        <table:table-row table:style-name="ro1">
          <table:table-cell office:value-type="string">
            <text:p>…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GBP/USD</text:p>
          </table:table-cell>
          <table:table-cell office:value-type="float" office:value="1.2499">
            <text:p>1.2499</text:p>
          </table:table-cell>
          <table:table-cell office:value-type="float" office:value="1.2561">
            <text:p>1.2561</text:p>
          </table:table-cell>
          <table:table-cell office:value-type="string">
            <text:p>01-06-2020 12:01:02:100</text:p>
          </table:table-cell>
        </table:table-row>
        <table:table-row table:style-name="ro1">
          <table:table-cell office:value-type="string">
            <text:p>…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EUR/JPY</text:p>
          </table:table-cell>
          <table:table-cell office:value-type="float" office:value="119.61">
            <text:p>119.61</text:p>
          </table:table-cell>
          <table:table-cell office:value-type="float" office:value="119.91">
            <text:p>119.91</text:p>
          </table:table-cell>
          <table:table-cell office:value-type="string">
            <text:p>01-06-2020 12:01:02:1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/04/2021</text:date>, <text:time>08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 W</meta:initial-creator>
    <meta:creation-date>2021-04-27T09:07:34.48</meta:creation-date>
    <dc:date>2021-04-28T08:39:07.49</dc:date>
    <dc:creator>N W</dc:creator>
    <meta:editing-duration>PT23H16M19S</meta:editing-duration>
    <meta:editing-cycles>1</meta:editing-cycles>
    <meta:document-statistic meta:table-count="3" meta:cell-count="34" meta:object-count="0"/>
    <meta:generator>OpenOffice/4.1.9$Win32 OpenOffice.org_project/419m1$Build-9805</meta:generator>
  </office:meta>
</office:document-meta>
</file>